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2" style:parent-style-name="Normal" style:family="paragraph">
      <style:text-properties style:font-name="Arial" style:font-name-complex="Arial" fo:font-weight="bold" style:font-weight-asian="bold" fo:language="en" fo:country="US"/>
    </style:style>
    <style:style style:name="T3" style:parent-style-name="DefaultParagraphFont" style:family="text">
      <style:text-properties style:font-name="Arial" style:font-name-complex="Arial" fo:language="en" fo:country="US"/>
    </style:style>
    <style:style style:name="T4" style:parent-style-name="Hyperlink" style:family="text">
      <style:text-properties style:font-name="Arial" style:font-name-complex="Arial" fo:language="en" fo:country="US"/>
    </style:style>
    <style:style style:name="T5" style:parent-style-name="DefaultParagraphFont" style:family="text">
      <style:text-properties style:font-name="Arial" style:font-name-complex="Arial" fo:language="en" fo:country="US"/>
    </style:style>
    <style:style style:name="T6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7" style:parent-style-name="DefaultParagraphFont" style:family="text">
      <style:text-properties style:font-name="Arial" style:font-name-complex="Arial" fo:language="en" fo:country="US"/>
    </style:style>
    <style:style style:name="T8" style:parent-style-name="DefaultParagraphFont" style:family="text">
      <style:text-properties style:font-name="Arial" style:font-name-complex="Arial" fo:language="en" fo:country="US"/>
    </style:style>
    <style:style style:name="P9" style:parent-style-name="Normal" style:family="paragraph">
      <style:text-properties style:font-name="Arial" style:font-name-complex="Arial" fo:language="en" fo:country="US"/>
    </style:style>
    <style:style style:name="T10" style:parent-style-name="DefaultParagraphFont" style:family="text">
      <style:text-properties style:font-name="Arial" style:font-name-complex="Arial" fo:language="en" fo:country="US"/>
    </style:style>
    <style:style style:name="T11" style:parent-style-name="Hyperlink" style:family="text">
      <style:text-properties style:font-name="Arial" style:font-name-complex="Arial" fo:language="en" fo:country="US"/>
    </style:style>
    <style:style style:name="T12" style:parent-style-name="DefaultParagraphFont" style:family="text">
      <style:text-properties style:font-name="Arial" style:font-name-complex="Arial" fo:language="en" fo:country="US"/>
    </style:style>
    <style:style style:name="T13" style:parent-style-name="DefaultParagraphFont" style:family="text">
      <style:text-properties style:font-name="Arial" style:font-name-complex="Arial" fo:language="en" fo:country="US"/>
    </style:style>
    <style:style style:name="T14" style:parent-style-name="Hyperlink" style:family="text">
      <style:text-properties style:font-name="Arial" style:font-name-complex="Arial" fo:language="en" fo:country="US"/>
    </style:style>
    <style:style style:name="T15" style:parent-style-name="DefaultParagraphFont" style:family="text">
      <style:text-properties style:font-name="Arial" style:font-name-complex="Arial" fo:language="en" fo:country="US"/>
    </style:style>
    <style:style style:name="T16" style:parent-style-name="DefaultParagraphFont" style:family="text">
      <style:text-properties style:font-name="Arial" style:font-name-complex="Arial" fo:language="en" fo:country="US"/>
    </style:style>
    <style:style style:name="T17" style:parent-style-name="Hyperlink" style:family="text">
      <style:text-properties style:font-name="Arial" style:font-name-complex="Arial" fo:language="en" fo:country="US"/>
    </style:style>
    <style:style style:name="T18" style:parent-style-name="DefaultParagraphFont" style:family="text">
      <style:text-properties style:font-name="Arial" style:font-name-complex="Arial" fo:language="en" fo:country="US"/>
    </style:style>
    <style:style style:name="T19" style:parent-style-name="DefaultParagraphFont" style:family="text">
      <style:text-properties style:font-name="Arial" style:font-name-complex="Arial" fo:language="en" fo:country="US"/>
    </style:style>
    <style:style style:name="P20" style:parent-style-name="Normal" style:family="paragraph">
      <style:text-properties style:font-name="Arial" style:font-name-complex="Arial" fo:language="en" fo:country="US"/>
    </style:style>
    <style:style style:name="P21" style:parent-style-name="Normal" style:family="paragraph">
      <style:text-properties style:font-name="Arial" style:font-name-complex="Arial" fo:font-weight="bold" style:font-weight-asian="bold" fo:language="en" fo:country="US"/>
    </style:style>
    <style:style style:name="P22" style:parent-style-name="Normal" style:family="paragraph">
      <style:text-properties style:font-name="Arial" style:font-name-complex="Arial" fo:language="en" fo:country="US"/>
    </style:style>
    <style:style style:name="P23" style:parent-style-name="Normal" style:family="paragraph">
      <style:text-properties style:font-name="Arial" style:font-name-complex="Arial" fo:language="en" fo:country="US"/>
    </style:style>
    <style:style style:name="P24" style:parent-style-name="Normal" style:family="paragraph">
      <style:text-properties style:font-name="Arial" style:font-name-complex="Arial" fo:language="en" fo:country="US"/>
    </style:style>
    <style:style style:name="P25" style:parent-style-name="Normal" style:family="paragraph">
      <style:text-properties style:font-name="Arial" style:font-name-complex="Arial" fo:language="en" fo:country="US"/>
    </style:style>
    <style:style style:name="P26" style:parent-style-name="Normal" style:family="paragraph">
      <style:text-properties style:font-name="Arial" style:font-name-complex="Arial" fo:language="en" fo:country="US"/>
    </style:style>
    <style:style style:name="P27" style:parent-style-name="Normal" style:family="paragraph">
      <style:text-properties style:font-name="Arial" style:font-name-complex="Arial" fo:language="en" fo:country="US"/>
    </style:style>
    <style:style style:name="P28" style:parent-style-name="Normal" style:family="paragraph">
      <style:text-properties style:font-name="Arial" style:font-name-complex="Arial" fo:language="en" fo:country="US"/>
    </style:style>
  </office:automatic-styles>
  <office:body>
    <office:text text:use-soft-page-breaks="true">
      <text:p text:style-name="P1">OpenCV – Notes</text:p>
      <text:p text:style-name="P2">Check this out before programming anything at all:</text:p>
      <text:p text:style-name="Normal"><text:span text:style-name="T3">Latest version of OpenCV:<text:s/></text:span><text:a xlink:href="http://opencv.org/downloads.html" office:target-frame-name="_top" xlink:show="replace"><text:span text:style-name="T4">http://opencv.org/downloads.html</text:span></text:a></text:p>
      <text:p text:style-name="Normal"><text:span text:style-name="T5">Add an OPENCV_Dir environment variable to make it easier to tell your compiler where to find the OpenCV binaries<text:s/></text:span><text:span text:style-name="T6"></text:span><text:span text:style-name="T7"><text:s/>setx –m OPENCV_DIR D:\OpenCV\Build\x64</text:span><text:span text:style-name="T8">\vc10</text:span></text:p>
      <text:p text:style-name="P9">Check out OpenCV’s Git repository on Github (Codes, bugfixes, etc.)</text:p>
      <text:p text:style-name="Normal"><text:span text:style-name="T10">Tutorials:<text:s/></text:span><text:a xlink:href="http://opencv.org/tutorials" office:target-frame-name="_top" xlink:show="replace"><text:span text:style-name="T11">http://opencv.org/tutorials</text:span></text:a><text:span text:style-name="T12"><text:s/></text:span></text:p>
      <text:p text:style-name="Normal"><text:span text:style-name="T13">OpenCV Wiki (</text:span><text:a xlink:href="http://code.opencv.org/projects/opencv/wiki" office:target-frame-name="_top" xlink:show="replace"><text:span text:style-name="T14">http://code.opencv.org/projects/opencv/wiki</text:span></text:a><text:span text:style-name="T15">)</text:span></text:p>
      <text:p text:style-name="Normal"><text:span text:style-name="T16">Extensive documentation as well as a wiki (</text:span><text:a xlink:href="http://opencv.org" office:target-frame-name="_top" xlink:show="replace"><text:span text:style-name="T17">http://opencv.org</text:span></text:a><text:span text:style-name="T18">):</text:span><text:span text:style-name="T19"><text:s/>functions, arguments, large collection of tutorials (also basic subjects like how to install OpenCV etc.), Quick Start, Cheat Sheet, normal wiki, Q&amp;A</text:span></text:p>
      <text:p text:style-name="P20">This is all for programming not for actually understanding it</text:p>
      <text:p text:style-name="P21">Basic knowledge about OpenCV:</text:p>
      <text:p text:style-name="P22">Is split into two parts: mature opencv and the experimental opencv_contrib</text:p>
      <text:p text:style-name="P23">Mature opencv just maintained by the OpenCV team</text:p>
      <text:p text:style-name="P24">Opencv_contrib was developed by the community and is less stable<text:s/>but has some nice stuff in it (face recognition, text detection and recognition, etc)</text:p>
      <text:p text:style-name="P25"/>
      <text:p text:style-name="P26"/>
      <text:p text:style-name="P27"/>
      <text:p text:style-name="P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artmann Carlo</meta:initial-creator>
    <dc:creator>Hartmann Carlo</dc:creator>
    <meta:creation-date>2016-02-19T19:41:00Z</meta:creation-date>
    <dc:date>2016-02-19T20:04:00Z</dc:date>
    <meta:template xlink:href="Normal" xlink:type="simple"/>
    <meta:editing-cycles>1</meta:editing-cycles>
    <meta:editing-duration>PT0S</meta:editing-duration>
    <meta:document-statistic meta:page-count="1" meta:paragraph-count="2" meta:word-count="167" meta:character-count="1219" meta:row-count="8" meta:non-whitespace-character-count="1054"/>
  </office:meta>
</office:document-meta>
</file>